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draw:marker-start-width="0.305cm" draw:marker-end-width="0.305cm" draw:fill-color="#808080" draw:textarea-horizontal-align="justify" draw:textarea-vertical-align="middle" draw:auto-grow-height="fals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12cm" svg:height="13.335cm" svg:x="1.478cm" svg:y="2.9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605cm" svg:height="12.7cm" svg:x="4.175cm" svg:y="3.2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0.635cm" svg:height="2.54cm" svg:x="18.78cm" svg:y="3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45cm" svg:height="3.81cm" svg:x="6.08cm" svg:y="7.985cm">
          <text:p text:style-name="P1">Note A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1" draw:layer="layout" svg:width="4.445cm" svg:height="3.81cm" svg:x="12.43cm" svg:y="7.35cm">
          <text:p text:style-name="P1">Note B</text:p>
          <draw:enhanced-geometry svg:viewBox="0 0 21600 21600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1" draw:layer="layout" svg:width="4.445cm" svg:height="0.635cm" svg:x="6.08cm" svg:y="7.985cm">
          <text:p text:style-name="P1"><text:span text:style-name="T1">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45cm" svg:height="0.635cm" svg:x="12.43cm" svg:y="7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3" draw:id="id3" draw:layer="layout" svg:width="1.905cm" svg:height="8.89cm" svg:x="2.27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.605cm" svg:y="4.7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7159.6638655462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27cm" svg:height="0.59cm" svg:x="2.605cm" svg:y="6.76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635cm" svg:height="2.54cm" svg:x="18.78cm" svg:y="6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2.54cm" svg:x="18.78cm" svg:y="9.89cm">
          <text:p/>
          <draw:enhanced-geometry svg:viewBox="0 0 21600 21600" draw:type="rectangle" draw:enhanced-path="M 0 0 L 21600 0 21600 21600 0 21600 0 0 Z N"/>
        </draw:custom-shape>
        <draw:frame draw:style-name="gr6" xml:id="id4" draw:id="id4" draw:layer="layout" svg:width="3.175cm" svg:height="1.272cm" svg:x="2.905cm" svg:y="1.308cm">
          <draw:text-box>
            <text:p>ToolBar</text:p>
          </draw:text-box>
        </draw:frame>
        <draw:frame draw:style-name="gr7" draw:layer="layout" svg:width="4.13cm" svg:height="1.272cm" svg:x="4.81cm" svg:y="3.54cm">
          <draw:text-box>
            <text:p>Page</text:p>
          </draw:text-box>
        </draw:frame>
        <draw:frame draw:style-name="gr8" xml:id="id1" draw:id="id1" draw:layer="layout" svg:width="4.731cm" svg:height="1.272cm" svg:x="12.43cm" svg:y="1.308cm">
          <draw:text-box>
            <text:p>Page Marker</text:p>
          </draw:text-box>
        </draw:frame>
        <draw:connector draw:style-name="gr9" draw:text-style-name="P1" draw:layer="layout" svg:x1="17.161cm" svg:y1="1.944cm" svg:x2="18.78cm" svg:y2="4.81cm" draw:start-shape="id1" draw:start-glue-point="1" draw:end-shape="id2" svg:d="m17161 1944h809v2866h810">
          <text:p/>
        </draw:connector>
        <draw:connector draw:style-name="gr9" draw:text-style-name="P1" draw:layer="measurelines" svg:x1="2.27cm" svg:y1="8.62cm" svg:x2="2.905cm" svg:y2="1.944cm" draw:start-shape="id3" draw:end-shape="id4" draw:end-glue-point="3" svg:d="m2270 8620h-502v-6676h11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Purisa" style:font-style-name="Regular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16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5T12:30:32</meta:creation-date>
    <dc:date>2011-11-08T17:51:12</dc:date>
    <meta:editing-duration>PT2H8M52S</meta:editing-duration>
    <meta:editing-cycles>14</meta:editing-cycles>
    <meta:generator>LibreOffice/3.3$Linux LibreOffice_project/330m19$Build-401</meta:generator>
    <meta:document-statistic meta:object-count="17"/>
  </office:meta>
</office:document-meta>
</file>